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weight-asian="bold" style:font-weight-complex="bold"/>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055c1b"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0697f8"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08c349"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style:text-underline-style="none"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P8" style:family="paragraph" style:parent-style-name="Text_20_body">
      <style:paragraph-properties fo:margin-top="0cm" fo:margin-bottom="0cm" loext:contextual-spacing="false" fo:line-height="138%" style:writing-mode="lr-tb"/>
      <style:text-properties style:font-name="Arial1"/>
    </style:style>
    <style:style style:name="P9" style:family="paragraph" style:parent-style-name="Text_20_body">
      <style:paragraph-properties fo:margin-top="0cm" fo:margin-bottom="0cm" loext:contextual-spacing="false" fo:line-height="138%" style:writing-mode="lr-tb"/>
      <style:text-properties officeooo:paragraph-rsid="0007576a"/>
    </style:style>
    <style:style style:name="P10" style:family="paragraph" style:parent-style-name="Text_20_body">
      <style:text-properties style:font-name="Arial1"/>
    </style:style>
    <style:style style:name="P11" style:family="paragraph" style:parent-style-name="Text_20_body">
      <style:text-properties style:font-name="Arial1" fo:font-weight="bold" style:font-weight-asian="bold" style:font-weight-complex="bold"/>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2pt" fo:font-style="normal" style:text-underline-style="none" fo:font-weight="normal" officeooo:rsid="000697f8"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2pt" fo:font-style="normal" style:text-underline-style="none" fo:font-weight="normal" officeooo:rsid="0007576a" style:text-blinking="false" fo:background-color="transparent" loext:char-shading-value="0"/>
    </style:style>
    <style:style style:name="T8" style:family="text">
      <style:text-properties fo:font-style="italic" style:font-style-asian="italic" style:font-style-complex="italic"/>
    </style:style>
    <style:style style:name="T9" style:family="text">
      <style:text-properties fo:font-style="italic" officeooo:rsid="000697f8" style:font-style-asian="italic" style:font-style-complex="italic"/>
    </style:style>
    <style:style style:name="T10" style:family="text">
      <style:text-properties fo:font-style="italic" officeooo:rsid="000951d1" style:font-style-asian="italic" style:font-style-complex="italic"/>
    </style:style>
    <style:style style:name="T11" style:family="text">
      <style:text-properties officeooo:rsid="00055c1b"/>
    </style:style>
    <style:style style:name="T12" style:family="text">
      <style:text-properties officeooo:rsid="000697f8"/>
    </style:style>
    <style:style style:name="T13" style:family="text">
      <style:text-properties officeooo:rsid="0007576a"/>
    </style:style>
    <style:style style:name="T14" style:family="text">
      <style:text-properties officeooo:rsid="0008c349"/>
    </style:style>
    <style:style style:name="T15" style:family="text">
      <style:text-properties fo:font-size="12pt" fo:font-style="normal" fo:font-weight="normal"/>
    </style:style>
    <style:style style:name="T16" style:family="text">
      <style:text-properties fo:font-size="12pt" fo:font-style="normal" fo:font-weight="normal" officeooo:rsid="0008c349"/>
    </style:style>
    <style:style style:name="T17" style:family="text">
      <style:text-properties officeooo:rsid="000951d1"/>
    </style:style>
    <style:style style:name="T18" style:family="text">
      <style:text-properties style:text-underline-style="solid" style:text-underline-width="auto" style:text-underline-color="font-color"/>
    </style:style>
    <style:style style:name="T19"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1a125379-6004-5c3f-d8fa-4a79da265b0a"/>Metodología de la investigación.</text:p>
      <text:p text:style-name="P11"/>
      <text:p text:style-name="P2">Desde el inicio de la investigación, esta ha sido influida por los intereses particulares y subjetivos de cada uno de los integrantes ya que creemos que los procesos de investigación deben de perseguir ideales y al menos intereses en común. En este caso, el arte y sus implicaciones prácticas y metodológicas con las disciplinas sociales, así como los vínculos que guarda con la temporalidad, el contexto social que lo rodea, y del procesamiento de información que aporta maneras de representar la realidad por medio de enfoques particularmente visuales. Por estas razones retomamos la idea de que la creación en el arte puede ser un pretexto interesante para poner en práctica estrategias y métodos especializados de creación que contribuyen <text:span text:style-name="T11">con </text:span>un enfoque pragmático y experimental <text:span text:style-name="T11">a </text:span>profundizar sobre cuestiones <text:span text:style-name="T11">relacionadas</text:span> <text:span text:style-name="T11">a </text:span>el proceso creativo; específicamente la creación de propuestas artísticas que involucren las tres disciplinas <text:span text:style-name="T11">pertinentes en </text:span>este plan de estudios (Estrategias de comunicación, Sistemas para la interacción, Diseño de información) enriqueciendo estos procesos con las disciplinas artísticas <text:span text:style-name="T11">y</text:span> enfocada<text:span text:style-name="T11">ndonos</text:span> concretamente en la <text:span text:style-name="T11">creación </text:span>de propuestas de arte electrónico.</text:p>
      <text:p text:style-name="P10"/>
      <text:p text:style-name="P2"><text:span text:style-name="T12">Tratando de identificar</text:span> una metodología que pudiera ayudar y orientar la investigación interdisciplinaria y <text:span text:style-name="T11">que </text:span><text:s/>al mismo tiempo <text:span text:style-name="T11">retome </text:span>aspectos y atributos las investigaciones artísticas (las cuales nos interesan por sus aportes alternativos al conocimiento, en donde la indagación teórica y la representación del problema de manera práctica se integran como un proceso conjunto y recíproco), y que sean desarrolladas con el enfoque de una investigación cualitativ<text:span text:style-name="T11">a</text:span>.</text:p>
      <text:p text:style-name="P10"/>
      <text:p text:style-name="P3">En este camino de búsqueda y reflexión encontramos dos métodos especializados -que gracias al énfasis en las fases pragmática y reflexiva <text:span text:style-name="T11">del desarrollo, </text:span>proponen <text:span text:style-name="T11">acercarse </text:span>a problemáticas que estimulen <text:span text:style-name="T11">y </text:span>faciliten la integración y apreciación de la subjetividad autoral como una <text:span text:style-name="T11">característica relevante </text:span>en este tipo de investigaciones. Estas perspectivas subjetivas y particulares aportan información y caminos que sirven <text:span text:style-name="T11">para </text:span>asociar ideas, pensamientos referentes al tema de investigación, <text:span text:style-name="T11">estos </text:span>serán de gran utilidad para realizar la investigación y enriquecer de manera paralela el contenido de las <text:span text:style-name="T11">2 </text:span>fases en las que dividimos la investigación (Proyecto práctico - <text:s/><text:span text:style-name="T11">I</text:span>nvestigación teórica y referencial).</text:p>
      <text:p text:style-name="P2">Desde la<text:span text:style-name="T11">s primeras exploraciones de la </text:span>idea <text:span text:style-name="T12">que detonaría </text:span>el proyecto, uno de nuestros estímulos <text:span text:style-name="T12">principales </text:span>fue proponer y aplicar la idea de que el arte y la creación son procesos que no están separados ni alejados de los procesos de investigación y construcción del <text:soft-page-break/>conocimiento, ya que estos <text:span text:style-name="T12">tienen una serie de funcionesdentro del contenido de una investigación académica: estos </text:span>aportan, descubren y estructuran información relevante que puede ser consultada <text:span text:style-name="T12">y</text:span> repensada <text:span text:style-name="T12">con facilidad </text:span>desde la anotaciones, bocetos e ideas que van de la mano con <text:span text:style-name="T12">el </text:span>proceso <text:span text:style-name="T12">mismo </text:span>de construcción. <text:span text:style-name="T12">Este proceso se encuentra </text:span>enfocado en <text:span text:style-name="T12">particularmente en el objetivo </text:span>de la investigación.<text:span text:style-name="T12">Por ello </text:span>estos procesos deben ser replanteados como modos alternativos de crear y construir conocimiento, por medio de dibujos, esquemas, líneas del tiempo, mapas mentales y cualquier tipo de representación de la información <text:span text:style-name="T12">que </text:span>sirv<text:span text:style-name="T12">a</text:span> <text:span text:style-name="T12">para indagar en caracteristicas </text:span>particulares de cada investigación, al mismo tiempo aportan perspectivas gráficas sobre la estructura de ideas abstractas.</text:p>
      <text:p text:style-name="P2"/>
      <text:p text:style-name="P4">Siguiendo <text:span text:style-name="T12">el enfoque</text:span> de la<text:span text:style-name="T12">s </text:span><text:span text:style-name="T8">Investigación</text:span><text:span text:style-name="T9">es</text:span><text:span text:style-name="T8"> basada</text:span><text:span text:style-name="T9">s</text:span><text:span text:style-name="T8"> en artes</text:span> encontramos que estos procesos de trabajo creativo (que <text:span text:style-name="T12">facilmente </text:span>puede <text:span text:style-name="T12">trasladarse </text:span>a la investigación <text:span text:style-name="T12">académmica </text:span>ya que <text:span text:style-name="T12">esta </text:span>se basa <text:span text:style-name="T12">los </text:span>modos de crear <text:span text:style-name="T12">obras artísticas</text:span>) <text:span text:style-name="T12">refieren las caracteristicas antes mencionadas; </text:span></text:p>
      <text:p text:style-name="P4"><text:tab/>-<text:span text:style-name="T12">Representación de ideas.</text:span></text:p>
      <text:p text:style-name="P4"><text:span text:style-name="T12"><text:tab/>-Estructuración</text:span>s <text:span text:style-name="T12">de eventos relevantes del proceso creativo</text:span></text:p>
      <text:p text:style-name="P4"><text:span text:style-name="T12"><text:tab/>-Exploraciónes alternativas por medio de representaciónes gráficas.</text:span></text:p>
      <text:p text:style-name="P4"/>
      <text:p text:style-name="P9"><text:span text:style-name="T6">Estas caracteristicas en conjunto pueden tomar formas como </text:span><text:span text:style-name="T5">las bitácoras (workbooks) mencionadas por Marshall J. Y D'Adamo K (2011) como fundamentales para explorar y estructurar el proceso creativo de sus alumnos de licenciatura. </text:span><text:span text:style-name="T6">Esta estrategia de trabajo ha atacado un problema fundamental para comprender el proceso creativo como un nuevo paradigma en la educación artística, que aunque ha existido desde siempre, con ejemplos emblemáticos e históricos como las cuevas Chauvet al sur de Francia que contiene representaciones de sus vivencias del año </text:span><text:span text:style-name="T7">30 000 a 32 000 A.P</text:span><text:span text:style-name="T6">, pasando por “Los cuadernos de Orozco” </text:span><text:span text:style-name="T7">publicados en el año </text:span><text:span text:style-name="T6">2010, </text:span><text:span text:style-name="T7">estas cualidades</text:span><text:span text:style-name="T6"> </text:span><text:span text:style-name="T7">comienzan a verse reflejadas con una mejor estructura en diversos programas de institudos de arte en el que la bitácora es una parte fundamental del desarrollo académico</text:span><text:span text:style-name="T5">.</text:span></text:p>
      <text:p text:style-name="P9"><text:span text:style-name="T5">Estos recursos </text:span><text:span text:style-name="T7">plasmados en la bitácora </text:span><text:span text:style-name="T5">tienen una función concreta </text:span><text:span text:style-name="T7">de conducir </text:span><text:span text:style-name="T5">el proceso </text:span><text:span text:style-name="T7">para generar y estructurar </text:span><text:span text:style-name="T5">proyectos creativos. </text:span></text:p>
      <text:p text:style-name="P9"><text:span text:style-name="T7">O</text:span><text:span text:style-name="T5">tra función </text:span><text:span text:style-name="T7">a destacar </text:span><text:span text:style-name="T5">de las bitácoras es que van aportando un filtro de información particular que es </text:span><text:span text:style-name="T7">sumamente </text:span><text:span text:style-name="T5">relevante para </text:span><text:span text:style-name="T7">asosiar aspectos separados a simple vista, ya que en ellas se vierten los intereses propios del investigador y en ese contenedor se facilita ligar ideas separadas y encontrar patrones de interés</text:span><text:span text:style-name="T5">. </text:span></text:p>
      <text:p text:style-name="P9"><text:span text:style-name="T5">Muchas veces estas referencias vertidas en la bitácora se relacionan con la temática a </text:span><text:soft-page-break/><text:span text:style-name="T5">desarrollar o tiene algún nexo conceptual, visual , ideológica, social, cultural con la investigación en curso, o simplemente sirve como la estructuración de ideas futuras que pueden servir de detonadores para </text:span><text:span text:style-name="T7">seguir indagando en </text:span><text:span text:style-name="T5">problemas similares.</text:span></text:p>
      <text:p text:style-name="P9"><text:span text:style-name="T5"/></text:p>
      <text:p text:style-name="P2">La información de las bitácoras aporta una mejor comprensión, y genera modos alternativos de explorar el proceso creativo, como refiere el título del texto y el contenido del mismo <text:span text:style-name="T8">“El vuelo de la mariposa”</text:span>(2005) de Agr<text:span text:style-name="T13">á</text:span> Pardiñas M. de J. <text:span text:style-name="T13">El</text:span> proceso creativo no es algo lineal ni fácil de estructurar, por <text:span text:style-name="T13">eso </text:span>el uso de la bitácora como contenedor de sucesos <text:span text:style-name="T13">relevantes <text:s/>que afecten de alguna manera </text:span>el proceso de creación. <text:span text:style-name="T13">E</text:span>n <text:span text:style-name="T13">particular nos enfocamos en </text:span>el método de investigación basada en artes <text:span text:style-name="T13">ya que </text:span>este método nos aporta una serie de decisiones metodológicas que encienden el movimiento interno de la investigación <text:span text:style-name="T13">generando </text:span>cuestionamientos <text:span text:style-name="T13">relevantes</text:span>, que incitan el pensamiento creativo.</text:p>
      <text:p text:style-name="P10"/>
      <text:p text:style-name="P2">En este caso el sujeto creador es el colectivo 4no2, por ello debemos de considerar las preocupaciones e inquietudes de cada uno de los integrantes del equipo. En este punto surgió un <text:span text:style-name="T13">asunto</text:span> interesante a resolver, ya que como colectivo habíamos hecho trabajos y entregas de manera colectiva pero nunca habíamos aplicado alguna metodología ni método concreto <text:span text:style-name="T14">enfocado en la creación colectiva</text:span>. Llegamos al acuerdo de establecer una serie de reglas y características definidas <text:span text:style-name="T14">entre todos </text:span>para generar ideas de manera ordenada y jerarquizada. <text:span text:style-name="T14">Estas decisiones surgieron a una entrevista que tuvimos con Maris Bustamante en la que teniamos el objetivo de que comprender como fluían las prácticas creativas en colectivos mexicanos emblemáticos como “el No Grupo”, o el colectivo “Polvo de gallina Negra” que tenian una relación muy estrecha con discursos socio-políticos, en los cuales reflejaban una posición ideológica concreta como colectivo e individuos. Tomamos como ejemplo.Las estrategias del “No-Grupo” ya que era un colectivo de más de 2 integrantes y eso enriquece y dificulta clarificar un enfoque específico. Estas análisis de los modos de trabajo del “No Grupo” nos aportaron ideas que fueron forgando la idea de generar un colectivo, que tratara de integrar un discurso y enfoque social, retomando características de las humanidades</text:span>.</text:p>
      <text:p text:style-name="P10"/>
      <text:p text:style-name="P2">Es importante desarrollar y mencionar las características y reglas referidas en el párrafo anterior ya que en ellas recae la importancia y razón por la que decidimos trabajar el proceso de investigación con el método de Aprendizaje Basado en Proyectos, y el proceso de creación con el método de Investigación Basada en Artes:</text:p>
      <text:p text:style-name="P2">Para comenzar a generar relaciones entre las dos vertientes del proyecto <text:span text:style-name="T8">(Investigación- </text:span><text:soft-page-break/><text:span text:style-name="T8">Producción)</text:span> propusimos que al igual que las piezas de arte electrónico que estamos analizando, el proyecto que generaremos debe de compartir algunas características entre con ellas a continuación se mencionan:</text:p>
      <text:p text:style-name="P8"><text:span text:style-name="T2"><text:tab/></text:span><text:span text:style-name="T4">-Tratamiento de temática social: </text:span><text:span text:style-name="T2">Esta característica la retomamos ya que uno de <text:tab/>los intereses en común de colectivo era darle un sentido social al arte, en <text:tab/>específico el arte electrónico ya que creemos que el arte electrónico tiene un gran <text:tab/>alcance de difusión por sus características tecnológicas y de difusión .</text:span><text:span text:style-name="T1"> <text:tab/><text:tab/></text:span><text:span text:style-name="T4">-Interactividad: </text:span><text:span text:style-name="T2">Este punto nos parece fundamental porque la obra debe contener <text:tab/>un discurso con contenido social, y nos parece una buena estrategia de <text:tab/>involucramiento, si la pieza no funciona sin actividad del espectador, ya que <text:tab/>gracias a los niveles de interacción que propone Nina Simon (2010), estamos <text:tab/>tratando de llegar a un nivel de involucramiento y reflexión de la interactor.</text:span></text:p>
      <text:p text:style-name="P8"><text:span text:style-name="T2"><text:tab/></text:span><text:span text:style-name="T4">-Uso de tecnología electrónica:</text:span><text:span text:style-name="T2"> Esta característica es muy importante ya que la <text:tab/>tecnología es un punto de encuentro para las tres disciplinas de la maestría, asi <text:tab/>como fue presentado en una de las materias impartidas en la misma (Tecnologías <text:tab/>de la información Experimentales).</text:span></text:p>
      <text:p text:style-name="P8"><text:span text:style-name="T2"><text:tab/></text:span><text:span text:style-name="T4">-Portabilidad: </text:span><text:span text:style-name="T2">La portabilidad es un punto relevante ya que al ser una obra con <text:tab/>contenido social, es importante que pueda ser mostrada con facilidad en distintos <text:tab/>recintos.</text:span></text:p>
      <text:p text:style-name="P8"><text:span text:style-name="T2"><text:s text:c="3"/><text:tab/></text:span><text:span text:style-name="T4">-Libre Difusión</text:span><text:span text:style-name="T3">: La</text:span><text:span text:style-name="T2"> libre difusión es una característica ideológica que nos <text:tab/>compete desde la selección de metodologías horizontales, que se retribuyan entre <text:tab/>sí, es por ello que todos los recursos que estamos generando (textos, gráficos, <text:tab/>imágenes,<text:tab/>video, código, etc) estarán a disposición del público por medio de las <text:tab/>licencias de Creative Commons 3.0 (BY-NC).</text:span></text:p>
      <text:p text:style-name="P2"/>
      <text:p text:style-name="P2">Estas características las <text:span text:style-name="T14">retomamos</text:span> porque creemos que es más interesante indagar sobre la <text:span text:style-name="T14">repercusión de </text:span>la práctica artística , que enfocarnos el las definiciones y categorización del mismo. <text:span text:style-name="T14">Estamos </text:span>trata<text:span text:style-name="T14">ndo</text:span> de generar un <text:span text:style-name="T14">mayor </text:span>interés y <text:span text:style-name="T14">un </text:span>valor similar entre la práctica, el discurso artístico y las propuestas técnicas <text:span text:style-name="T14">que estos engloban ,en las que no se pueden sesligar </text:span>las repercusiones estéticas y representacionales.</text:p>
      <text:p text:style-name="P10"/>
      <text:p text:style-name="P5">Como otra regla<text:span text:style-name="T14">a mencionar</text:span>, debíamos tener en cuenta que las ideas presentadas no eran definitivas, más bien se ponían a discusión dentro del colectivo y con los asesores <text:span text:style-name="T14">y lectores </text:span>del proyecto <text:span text:style-name="T14">por medio de reuniones continuas</text:span>. Esto para enriquecer desde una perspectiva crítica y objetiva <text:span text:style-name="T14">el trabajo que estabamos generando.</text:span> <text:span text:style-name="T14">E</text:span>n <text:span text:style-name="T14">esta </text:span><text:s/>siempre se tenía como <text:soft-page-break/>objetivo principal enfocar y esclarecer los discursos personales de cada una de las propuestas. Las opiniones de los miembros del colectivo son de gran importancia para abarcar detalles que muchas veces son imperceptibles por una sola disciplina <text:span text:style-name="T14">o individuo</text:span>, pero que por medio de abordajes interdisciplinarios <text:span text:style-name="T14">y colectivos </text:span>se pueden generan contenidos con un mayor grado de apertura; característica fundamental en el arte contemporáneo. </text:p>
      <text:p text:style-name="P5">Como resultado de estas discusiones y retroalimentaciones se proponen maneras para implementar y enriquecer aspectos importantes del proyecto <text:span text:style-name="T14">a realizar </text:span>.</text:p>
      <text:p text:style-name="P2"/>
      <text:p text:style-name="P5">Esta estrategia es <text:span text:style-name="T14">adoptada como </text:span>el detonador inicial (que sólo cubre un perímetro concreto, <text:span text:style-name="T14">y </text:span>se ha acotado por medio de las reglas mencionadas con anterioridad) de la creación en colectivo, ya que partimos de experiencias e inquietudes individuales, que se ven modeladas por el ente colectivo 4no2, y posteriormente <text:span text:style-name="T14">a </text:span>estas sesiones de intercambio de ideas <text:span text:style-name="T14">podemos </text:span>enriquec<text:span text:style-name="T14">er</text:span> <text:span text:style-name="T14">el proyecto y la investigación de la misma manera</text:span></text:p>
      <text:p text:style-name="P5">.</text:p>
      <text:p text:style-name="P6"><text:span text:style-name="T15">Estas características del proyecto, nos encaminaron a dos métodos que enriquecen las características primordiales de esta investigación. Por ello en este caso precisamente el proceso que proponemos para llevar a cabo surge principalmente del análisis de 2 métodos especializados de aprendizaje y de creación </text:span><text:span text:style-name="T16">respectivamente</text:span><text:span text:style-name="T15">:</text:span></text:p>
      <text:p text:style-name="P8"><text:span text:style-name="T4"><text:tab/>- Método de Aprendizaje Basado en Proyectos:</text:span><text:span text:style-name="T2"> Lo aplicaremos en las <text:tab/>entrevistas y el análisis de las mismas por medio de aprender, adaptar y analizar <text:tab/>la información que nos comparten los colectivos que trabajan con arte electrónico <text:tab/>que vamos a entrevistar. Este procesos se ve enriquecido por medio de la <text:tab/>observación y análisis del trabajo e integración colaborativa en talleres, <text:tab/>seminarios, y simposios especializados en arte electrónico.</text:span></text:p>
      <text:p text:style-name="P8"><text:span text:style-name="T4"><text:tab/>- Método de investigación artístico-narrativa: </text:span><text:span text:style-name="T2">El cual surge del modelo de <text:tab/>Cuestionamiento de Ventanas Múltiples el cual se desarrolla con una serie de <text:tab/>detonadores y cuestiones relacionadas a la teoría de las Inteligencias Múltiples de <text:tab/>Gadamer H. (1998) </text:span><text:span text:style-name="T2">y que aporta reflexiones sobre el proyecto a desarrollar.</text:span></text:p>
      <text:p text:style-name="P10"/>
      <text:p text:style-name="P2">El propósito de <text:span text:style-name="T17">sugerir</text:span> una mezcla de estos dos métodos es porqué <text:span text:style-name="T17">es</text:span> importante reflexionar y valorar los <text:span text:style-name="T17">procesos</text:span> de creadores con <text:span text:style-name="T17">trayectoria y </text:span>experiencia. <text:span text:style-name="T17">Esta información se obtendrá por medio de </text:span>entrevistas <text:span text:style-name="T17">a profundidad </text:span>(<text:span text:style-name="T17">en las que rescataremos cualidades como </text:span>conocimiento empírico, teórico, estructurado). Esta información será enriquecida <text:span text:style-name="T17">y reapropiada </text:span>por las prácticas que generaremos como colectivo emergente (<text:span text:style-name="T17">del cual </text:span><text:soft-page-break/><text:span text:style-name="T17">queremos rescatar:</text:span>el conocimiento experimental, pragmático, subjetivo). Estas dos perspectivas se ven fortalecidas y estructuradas por medio de los métodos propuestos <text:span text:style-name="T17">y acontinuación se describen brevemente.</text:span></text:p>
      <text:p text:style-name="P10"/>
      <text:p text:style-name="P1">Aprendizaje Basado en Proyectos.</text:p>
      <text:p text:style-name="P1"/>
      <text:p text:style-name="P2">“El aprendizaje basado en proyectos es un enfoque en el que los estudiantes adquieren conocimientos y habilidades al trabajar durante un período prolongado de tiempo para investigar y responder a cuestiones complejas, problemas o desafíos” (BIE, 2015).</text:p>
      <text:p text:style-name="P2"/>
      <text:p text:style-name="P2">El aprendizaje basado en proyectos nos sirve como parteaguas para romper el paradigma racionalista, donde los proyectos persiguen la respuesta de un problema concreto y buscan comprobar la hipótesis presentada por medio de referencias irrefutables. En este caso a diferencia <text:span text:style-name="T17">de estos </text:span>perseguimos el aprendizaje por medio de la realización de proyectos <text:span text:style-name="T17">de interés (en este caso colectivo)</text:span>, ya que este particularmente nos interesa <text:span text:style-name="T17">para </text:span>generar un proyecto de arte electrónico que <text:span text:style-name="T17">incluya un discurso </text:span>social, y que aporte información <text:span text:style-name="T17">y métodos </text:span>relevante <text:span text:style-name="T17">a la práctica </text:span>interdisciplinaria, para comprender <text:span text:style-name="T17">algunaos aspectos sobre como </text:span>sucede el proceso creativo <text:span text:style-name="T17">en </text:span>colectivo.</text:p>
      <text:p text:style-name="P10"/>
      <text:p text:style-name="P1">Investigación Basada en Arte.</text:p>
      <text:p text:style-name="P10"/>
      <text:p text:style-name="P2">Hemos retomado el método de la investigación basada en arte, para revalorizar la creación como un método alternativo de construcción de conocimiento, el cuál estructura la realidad y sus representaciones, con base en experiencias subjetivas que han sucedido a lo largo del tiempo,bajo un imaginario y maneras concretas de comprender todo la realidad simbólica, semántica, sonora, etc.</text:p>
      <text:p text:style-name="P10"/>
      <text:p text:style-name="P2">Cómo definen dos características principales de la <text:span text:style-name="T8">IBA</text:span> en el artículo de Hernández Hernández F.(2008) «...desde una instancia epistemológica-metodológica, desde la que se cuestionan las formas hegemónicas de investigación centradas en la aplicación de procedimientos que ‘hacen hablar’ a la realidad; y por otra, mediante la utilización de procedimientos artísticos (literarios, visuales, performativos, musicales) para dar cuenta de los fenómenos y experiencias a las que se dirige el estudio en cuestión.</text:p>
      <text:p text:style-name="P10"/>
      <text:p text:style-name="P2"><text:soft-page-break/>La <text:span text:style-name="T10">IBA</text:span>, nos ofrece muchos beneficios que aportan gran valor a la investigación; algunos de ellos son que muestran maneras distintas de mirar y abordar problemáticas complejas, referentes a nuestro mundo contemporáneo.</text:p>
      <text:p text:style-name="P2">Asimismo estas propuestas contribuyen a la generación del esquemas no verbales, asociando ideas y transformándolas en interpretaciones subjetivas, basadas ciertamente en su realidad particular, la cual es una especie de pintura donde el representa los valores jerárquicos, emotivos, referente a su cultura, la sociedad, la temporalidad, etc.</text:p>
      <text:p text:style-name="P10"><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s" fo:country="MX"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MX"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20T12:49:41.780021151</dc:date>
    <meta:editing-duration>PT7M3S</meta:editing-duration>
    <meta:editing-cycles>2</meta:editing-cycles>
    <meta:generator>LibreOffice/5.0.2.2$Linux_X86_64 LibreOffice_project/00m0$Build-2</meta:generator>
    <meta:document-statistic meta:table-count="0" meta:image-count="0" meta:object-count="0" meta:page-count="7" meta:paragraph-count="39" meta:word-count="2334" meta:character-count="15689" meta:non-whitespace-character-count="13344"/>
  </office:meta>
</office:document-meta>
</file>